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6000000BB838DA3EEE1136BAD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41cm" svg:stroke-color="#ff0000" draw:marker-start-width="0.624cm" draw:marker-end="Arrow" draw:marker-end-width="0.635cm" draw:fill="none" draw:textarea-vertical-align="middle" fo:padding-top="0.195cm" fo:padding-bottom="0.195cm" fo:padding-left="0.32cm" fo:padding-right="0.32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ff0000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T1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999cm" svg:height="23.749cm" svg:x="1.044cm" svg:y="3.647cm">
            <draw:image xlink:href="Pictures/100000000000096000000BB838DA3EEE1136BAD1.jpg" xlink:type="simple" xlink:show="embed" xlink:actuate="onLoad">
              <text:p/>
            </draw:image>
          </draw:frame>
          <draw:line draw:style-name="gr2" draw:text-style-name="P2" draw:layer="layout" svg:x1="11cm" svg:y1="9cm" svg:x2="15.2cm" svg:y2="9cm">
            <text:p/>
          </draw:line>
          <draw:frame draw:style-name="gr3" draw:text-style-name="P4" draw:layer="layout" svg:width="5.5cm" svg:height="1.673cm" svg:x="9.2cm" svg:y="7.927cm">
            <draw:text-box>
              <text:p text:style-name="P3"><text:span text:style-name="T1">You Are Here!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7-12-29T14:55:29.141246205</meta:creation-date>
    <meta:generator>LibreOffice/5.1.6.2$Linux_X86_64 LibreOffice_project/10m0$Build-2</meta:generator>
    <dc:date>2017-12-29T15:02:51.309898472</dc:date>
    <dc:creator>darjeeling </dc:creator>
    <meta:editing-duration>PT7M20S</meta:editing-duration>
    <meta:editing-cycles>3</meta:editing-cycles>
    <meta:document-statistic meta:object-count="4"/>
  </office:meta>
</office:document-meta>
</file>